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34cm" fo:margin-left="0cm" table:align="left"/>
    </style:style>
    <style:style style:name="Таблица2.A" style:family="table-column">
      <style:table-column-properties style:column-width="2.693cm"/>
    </style:style>
    <style:style style:name="Таблица2.B" style:family="table-column">
      <style:table-column-properties style:column-width="2.928cm"/>
    </style:style>
    <style:style style:name="Таблица2.C" style:family="table-column">
      <style:table-column-properties style:column-width="1.258cm"/>
    </style:style>
    <style:style style:name="Таблица2.D" style:family="table-column">
      <style:table-column-properties style:column-width="0.677cm"/>
    </style:style>
    <style:style style:name="Таблица2.E" style:family="table-column">
      <style:table-column-properties style:column-width="1.478cm"/>
    </style:style>
    <style:style style:name="Таблица2.F" style:family="table-column">
      <style:table-column-properties style:column-width="0.767cm"/>
    </style:style>
    <style:style style:name="Таблица2.G" style:family="table-column">
      <style:table-column-properties style:column-width="0.54cm"/>
    </style:style>
    <style:style style:name="Таблица2.H" style:family="table-column">
      <style:table-column-properties style:column-width="1.969cm"/>
    </style:style>
    <style:style style:name="Таблица2.I" style:family="table-column">
      <style:table-column-properties style:column-width="0.762cm"/>
    </style:style>
    <style:style style:name="Таблица2.J" style:family="table-column">
      <style:table-column-properties style:column-width="4.172cm"/>
    </style:style>
    <style:style style:name="Таблица2.K" style:family="table-column">
      <style:table-column-properties style:column-width="0.0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18" style:family="table-row">
      <style:table-row-properties style:min-row-height="1.577cm" style:use-optimal-row-height="false"/>
    </style:style>
    <style:style style:name="Таблица2.35" style:family="table-row">
      <style:table-row-properties style:min-row-height="0.854cm" style:use-optimal-row-height="false"/>
    </style:style>
    <style:style style:name="Таблица2.39" style:family="table-row">
      <style:table-row-properties fo:keep-together="always" style:use-optimal-row-height="false"/>
    </style:style>
    <style:style style:name="Таблица2.K45" style:family="table-cell">
      <style:table-cell-properties fo:padding="0cm" fo:border="non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style:vertical-align="baseline"/>
    </style:style>
    <style:style style:name="P4" style:family="paragraph" style:parent-style-name="Обычный">
      <style:text-properties fo:font-size="10pt" fo:font-weight="bold" style:font-size-asian="10pt" style:font-weight-asian="bold" style:font-size-complex="10pt"/>
    </style:style>
    <style:style style:name="P5" style:family="paragraph" style:parent-style-name="Обычный">
      <style:text-properties fo:font-size="10pt" officeooo:rsid="0009b51d" officeooo:paragraph-rsid="0009b51d" style:font-size-asian="10pt" style:font-size-complex="10pt"/>
    </style:style>
    <style:style style:name="P6" style:family="paragraph" style:parent-style-name="Обычный">
      <style:text-properties fo:font-size="10pt" officeooo:rsid="0013a118" officeooo:paragraph-rsid="0013a118" style:font-size-asian="10pt" style:font-size-complex="10pt"/>
    </style:style>
    <style:style style:name="P7" style:family="paragraph" style:parent-style-name="Обычный">
      <style:text-properties fo:font-size="10pt" officeooo:rsid="001dbb89" officeooo:paragraph-rsid="001dbb89" style:font-size-asian="10pt" style:font-size-complex="10pt"/>
    </style:style>
    <style:style style:name="P8" style:family="paragraph" style:parent-style-name="Обычный">
      <style:text-properties fo:font-size="10pt" officeooo:rsid="00175c38" officeooo:paragraph-rsid="001f73e1" style:font-size-asian="10pt" style:font-size-complex="10pt"/>
    </style:style>
    <style:style style:name="P9" style:family="paragraph" style:parent-style-name="Обычный">
      <style:paragraph-properties fo:line-height="80%"/>
    </style:style>
    <style:style style:name="P10" style:family="paragraph" style:parent-style-name="Обычный">
      <style:paragraph-properties fo:line-height="80%"/>
      <style:text-properties officeooo:paragraph-rsid="000e7de6"/>
    </style:style>
    <style:style style:name="P11" style:family="paragraph" style:parent-style-name="Обычный">
      <style:paragraph-properties fo:line-height="80%"/>
      <style:text-properties officeooo:paragraph-rsid="0018883f"/>
    </style:style>
    <style:style style:name="P12" style:family="paragraph" style:parent-style-name="Обычный">
      <style:paragraph-properties fo:line-height="80%"/>
      <style:text-properties officeooo:paragraph-rsid="001a5cba"/>
    </style:style>
    <style:style style:name="P13" style:family="paragraph" style:parent-style-name="Обычный">
      <style:paragraph-properties fo:line-height="80%"/>
      <style:text-properties officeooo:paragraph-rsid="001aac38"/>
    </style:style>
    <style:style style:name="P14" style:family="paragraph" style:parent-style-name="Обычный">
      <style:paragraph-properties fo:line-height="80%"/>
      <style:text-properties officeooo:paragraph-rsid="001b7b82"/>
    </style:style>
    <style:style style:name="P15" style:family="paragraph" style:parent-style-name="Обычный">
      <style:paragraph-properties fo:line-height="80%"/>
      <style:text-properties officeooo:paragraph-rsid="00238617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11.001cm"/>
        </style:tab-stops>
      </style:paragraph-properties>
    </style:style>
    <style:style style:name="P17" style:family="paragraph" style:parent-style-name="Обычный">
      <style:text-properties fo:font-style="italic" fo:background-color="transparent" style:font-style-asian="italic"/>
    </style:style>
    <style:style style:name="P18" style:family="paragraph" style:parent-style-name="Обычный">
      <style:text-properties fo:background-color="transparent"/>
    </style:style>
    <style:style style:name="P19" style:family="paragraph" style:parent-style-name="Обычный">
      <style:paragraph-properties fo:line-height="80%"/>
      <style:text-properties fo:background-color="transparent"/>
    </style:style>
    <style:style style:name="P20" style:family="paragraph" style:parent-style-name="Обычный">
      <style:text-properties officeooo:paragraph-rsid="0013a118"/>
    </style:style>
    <style:style style:name="P21" style:family="paragraph" style:parent-style-name="Обычный">
      <style:text-properties officeooo:paragraph-rsid="002f1c85"/>
    </style:style>
    <style:style style:name="P22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2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ac8c4"/>
    </style:style>
    <style:style style:name="P2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7de6"/>
    </style:style>
    <style:style style:name="P2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368b74"/>
    </style:style>
    <style:style style:name="P2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7" style:family="paragraph" style:parent-style-name="Обычный">
      <style:paragraph-properties fo:margin-left="-0.198cm" fo:margin-right="0cm" fo:line-height="80%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e7de6" style:font-size-asian="10pt" style:font-size-complex="10pt"/>
    </style:style>
    <style:style style:name="P3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368b74" style:font-size-asian="10pt" style:font-size-complex="10pt"/>
    </style:style>
    <style:style style:name="P31" style:family="paragraph" style:parent-style-name="Обычный">
      <style:paragraph-properties fo:margin-left="-0.198cm" fo:margin-right="0cm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359268" officeooo:paragraph-rsid="00359268" style:font-size-asian="10pt" style:font-size-complex="10pt"/>
    </style:style>
    <style:style style:name="P3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background-color="transparent" style:font-size-asian="10pt" style:font-size-complex="10pt"/>
    </style:style>
    <style:style style:name="P3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9b51d" fo:background-color="transparent" style:font-size-asian="10pt" style:font-size-complex="10pt"/>
    </style:style>
    <style:style style:name="P3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ad8b" officeooo:paragraph-rsid="0017ad8b" fo:background-color="transparent" style:font-size-asian="10pt" style:font-size-complex="10pt"/>
    </style:style>
    <style:style style:name="P3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ad8b" officeooo:paragraph-rsid="00216158" fo:background-color="transparent" style:font-size-asian="10pt" style:font-size-complex="10pt"/>
    </style:style>
    <style:style style:name="P3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216158" officeooo:paragraph-rsid="00216158" fo:background-color="transparent" style:font-size-asian="10pt" style:font-size-complex="10pt"/>
    </style:style>
    <style:style style:name="P3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5c38" officeooo:paragraph-rsid="00175c38" fo:background-color="transparent" style:font-size-asian="10pt" style:font-size-complex="10pt"/>
    </style:style>
    <style:style style:name="P3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75c38" officeooo:paragraph-rsid="00330b9a" fo:background-color="transparent" style:font-size-asian="10pt" style:font-size-complex="10pt"/>
    </style:style>
    <style:style style:name="P4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rsid="0019aa85" officeooo:paragraph-rsid="0019aa85" fo:background-color="transparent" style:font-size-asian="10pt" style:font-size-complex="10pt"/>
    </style:style>
    <style:style style:name="P4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style:text-underline-style="none" fo:background-color="transparent"/>
    </style:style>
    <style:style style:name="P4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43" style:family="paragraph" style:parent-style-name="Обычный">
      <style:paragraph-properties fo:margin-left="0.691cm" fo:margin-right="0cm" fo:text-indent="-0.889cm" style:auto-text-indent="false">
        <style:tab-stops/>
      </style:paragraph-properties>
      <style:text-properties fo:font-size="10pt" style:font-size-asian="10pt" style:font-size-complex="10pt"/>
    </style:style>
    <style:style style:name="P44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45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46" style:family="paragraph" style:parent-style-name="Обычный">
      <style:paragraph-properties fo:margin-left="-0.199cm" fo:margin-right="0cm" fo:margin-top="0cm" fo:margin-bottom="0.071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47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48" style:family="paragraph" style:parent-style-name="Обычный">
      <style:text-properties fo:font-size="10pt" officeooo:rsid="003842e3" officeooo:paragraph-rsid="003842e3" style:font-size-asian="10pt" style:font-size-complex="10pt"/>
    </style:style>
    <style:style style:name="T1" style:family="text">
      <style:text-properties fo:font-style="italic" style:text-underline-style="none" fo:background-color="transparent" loext:char-shading-value="0" style:font-style-asian="italic"/>
    </style:style>
    <style:style style:name="T2" style:family="text">
      <style:text-properties fo:font-style="italic" style:text-underline-style="none" officeooo:rsid="0009b51d" fo:background-color="transparent" loext:char-shading-value="0" style:font-style-asian="italic"/>
    </style:style>
    <style:style style:name="T3" style:family="text">
      <style:text-properties fo:font-style="italic" style:text-underline-style="none" officeooo:rsid="000acb84" fo:background-color="transparent" loext:char-shading-value="0" style:font-style-asian="italic"/>
    </style:style>
    <style:style style:name="T4" style:family="text">
      <style:text-properties fo:font-style="italic" fo:background-color="transparent" loext:char-shading-value="0" style:font-style-asian="italic"/>
    </style:style>
    <style:style style:name="T5" style:family="text">
      <style:text-properties fo:font-style="italic" officeooo:rsid="0009b51d" fo:background-color="transparent" loext:char-shading-value="0" style:font-style-asian="italic"/>
    </style:style>
    <style:style style:name="T6" style:family="text">
      <style:text-properties fo:font-style="italic" officeooo:rsid="000e7de6" fo:background-color="transparent" loext:char-shading-value="0" style:font-style-asian="italic"/>
    </style:style>
    <style:style style:name="T7" style:family="text">
      <style:text-properties fo:font-style="italic" officeooo:rsid="0016db28" fo:background-color="transparent" loext:char-shading-value="0" style:font-style-asian="italic"/>
    </style:style>
    <style:style style:name="T8" style:family="text">
      <style:text-properties fo:font-style="italic" officeooo:rsid="002f1c85" fo:background-color="transparent" loext:char-shading-value="0" style:font-style-asian="italic"/>
    </style:style>
    <style:style style:name="T9" style:family="text">
      <style:text-properties fo:font-style="italic" officeooo:rsid="002f1ed0" fo:background-color="transparent" loext:char-shading-value="0" style:font-style-asian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fo:background-color="transparent" loext:char-shading-value="0" style:font-style-asian="italic"/>
    </style:style>
    <style:style style:name="T12" style:family="text">
      <style:text-properties fo:language="en" fo:country="US" fo:font-style="italic" officeooo:rsid="0009b51d" fo:background-color="transparent" loext:char-shading-value="0" style:font-style-asian="italic"/>
    </style:style>
    <style:style style:name="T13" style:family="text">
      <style:text-properties fo:language="en" fo:country="US" fo:font-style="italic" officeooo:rsid="0024f592" fo:background-color="transparent" loext:char-shading-value="0" style:font-style-asian="italic"/>
    </style:style>
    <style:style style:name="T14" style:family="text">
      <style:text-properties fo:language="en" fo:country="US" fo:background-color="transparent" loext:char-shading-value="0"/>
    </style:style>
    <style:style style:name="T15" style:family="text">
      <style:text-properties fo:language="en" fo:country="US" officeooo:rsid="002e0fb2" fo:background-color="transparent" loext:char-shading-value="0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Segoe UI Symbol" fo:font-size="14pt" fo:letter-spacing="-0.004cm" fo:background-color="transparent" loext:char-shading-value="0" style:font-size-asian="14pt" style:font-name-complex="Segoe UI Symbol" style:font-size-complex="14pt"/>
    </style:style>
    <style:style style:name="T18" style:family="text">
      <style:text-properties style:font-name="Segoe UI Symbol" fo:font-size="14pt" fo:background-color="transparent" loext:char-shading-value="0" style:font-size-asian="14pt" style:font-name-complex="Segoe UI Symbol" style:font-size-complex="14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2f164a" style:font-size-asian="10pt" style:font-size-complex="10pt"/>
    </style:style>
    <style:style style:name="T21" style:family="text">
      <style:text-properties fo:font-size="10pt" officeooo:rsid="00368b74" style:font-size-asian="10pt" style:font-size-complex="10pt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size="10pt" fo:letter-spacing="-0.004cm" fo:background-color="transparent" loext:char-shading-value="0" style:font-size-asian="10pt" style:font-size-complex="10pt"/>
    </style:style>
    <style:style style:name="T24" style:family="text">
      <style:text-properties fo:font-size="10pt" fo:font-weight="bold" fo:background-color="transparent" loext:char-shading-value="0" style:font-size-asian="10pt" style:font-weight-asian="bold" style:font-size-complex="10pt"/>
    </style:style>
    <style:style style:name="T25" style:family="text">
      <style:text-properties fo:font-size="10pt" fo:font-style="italic" officeooo:rsid="000ac8c4" fo:background-color="#ffff00" loext:char-shading-value="0" style:font-size-asian="10pt" style:font-style-asian="italic" style:font-size-complex="10pt"/>
    </style:style>
    <style:style style:name="T26" style:family="text">
      <style:text-properties fo:font-size="10pt" fo:background-color="transparent" loext:char-shading-value="0" style:font-size-asian="10pt" style:font-size-complex="10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9" style:family="text">
      <style:text-properties style:text-underline-style="solid" style:text-underline-width="auto" style:text-underline-color="font-color" officeooo:rsid="0011c484"/>
    </style:style>
    <style:style style:name="T30" style:family="text">
      <style:text-properties fo:background-color="transparent" loext:char-shading-value="0"/>
    </style:style>
    <style:style style:name="T31" style:family="text">
      <style:text-properties fo:font-size="12pt" fo:font-style="italic" officeooo:rsid="000e7de6" fo:background-color="transparent" loext:char-shading-value="0" style:font-size-asian="12pt" style:font-style-asian="italic" style:font-size-complex="12pt"/>
    </style:style>
    <style:style style:name="T32" style:family="text">
      <style:text-properties officeooo:rsid="0017ad8b"/>
    </style:style>
    <style:style style:name="T33" style:family="text">
      <style:text-properties officeooo:rsid="00216158"/>
    </style:style>
    <style:style style:name="T34" style:family="text">
      <style:text-properties officeooo:rsid="002be608"/>
    </style:style>
    <style:style style:name="T35" style:family="text">
      <style:text-properties officeooo:rsid="002f164a"/>
    </style:style>
    <style:style style:name="T36" style:family="text">
      <style:text-properties officeooo:rsid="00303599"/>
    </style:style>
    <style:style style:name="T37" style:family="text">
      <style:text-properties officeooo:rsid="0032bef9"/>
    </style:style>
    <style:style style:name="T38" style:family="text">
      <style:text-properties officeooo:rsid="00330b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<text:s/>НИР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42">Студент</text:p>
          </table:table-cell>
          <table:covered-table-cell/>
          <table:table-cell table:style-name="Таблица1.C1" table:number-columns-spanned="7" office:value-type="string">
            <text:p text:style-name="P22"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иктор</text:span></text:span><text:span text:style-name="Основной_20_шрифт_20_абзаца"><text:span text:style-name="T4"> </text:span></text:span><text:span text:style-name="Основной_20_шрифт_20_абзаца"><text:span text:style-name="T5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42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17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42">Кафедра</text:p>
          </table:table-cell>
          <table:table-cell table:style-name="Таблица1.C1" table:number-columns-spanned="6" office:value-type="string">
            <text:p text:style-name="P17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8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1">M4</text:span></text:span><text:span text:style-name="Основной_20_шрифт_20_абзаца"><text:span text:style-name="T13">2</text:span></text:span><text:span text:style-name="Основной_20_шрифт_20_абзаца"><text:span text:style-name="T12">36с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42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Обычный"><text:span text:style-name="Основной_20_шрифт_20_абзаца"><text:span text:style-name="T4">01.04.02 Прикладная математика и информатика</text:span></text:span>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41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2">Корнеев</text:span></text:span><text:span text:style-name="Основной_20_шрифт_20_абзаца"><text:span text:style-name="T1">, </text:span></text:span><text:span text:style-name="Основной_20_шрифт_20_абзаца"><text:span text:style-name="T2">Г</text:span></text:span><text:span text:style-name="Основной_20_шрифт_20_абзаца"><text:span text:style-name="T1">. </text:span></text:span><text:span text:style-name="Основной_20_шрифт_20_абзаца"><text:span text:style-name="T2">А</text:span></text:span><text:span text:style-name="Основной_20_шрифт_20_абзаца"><text:span text:style-name="T1">., </text:span></text:span><text:span text:style-name="Основной_20_шрифт_20_абзаца"><text:span text:style-name="T3">канд. техн. наук, 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6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22">Наименование темы<text:span text:style-name="Основной_20_шрифт_20_абзаца"><text:span text:style-name="T10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21"><text:span text:style-name="Основной_20_шрифт_20_абзаца"><text:span text:style-name="T8">Быстрый адаптивный алгоритм поиска маршрутов в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21"><text:span text:style-name="Основной_20_шрифт_20_абзаца"><text:span text:style-name="T8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">ХАРАКТЕРИСТИКА<text:span text:style-name="Основной_20_шрифт_20_абзаца"><text:span text:style-name="T16"> </text:span></text:span>НИР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2" office:value-type="string">
            <text:p text:style-name="P26">1. Цель и задачи работы</text:p>
          </table:table-cell>
          <table:covered-table-cell/>
          <table:table-cell table:style-name="Таблица2.A1" table:number-rows-spanned="2" table:number-columns-spanned="4" office:value-type="string">
            <text:p text:style-name="P3"><text:span text:style-name="Основной_20_шрифт_20_абзаца"><text:span text:style-name="T18">☑</text:span></text:span><text:span text:style-name="Основной_20_шрифт_20_абзаца"><text:span text:style-name="T26"> Предложены студентом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8">☐</text:span></text:span><text:span text:style-name="T30"> </text:span><text:span text:style-name="Основной_20_шрифт_20_абзаца"><text:span text:style-name="T26">Сформулированы при участии студента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2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8">☐</text:span></text:span><text:span text:style-name="T30"> </text:span><text:span text:style-name="Основной_20_шрифт_20_абзаца"><text:span text:style-name="T26">Определены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><text:span text:style-name="Основной_20_шрифт_20_абзаца"><text:span text:style-name="T6">Исследовать и разработать </text:span></text:span><text:span text:style-name="Основной_20_шрифт_20_абзаца"><text:span text:style-name="T9">адаптивный </text:span></text:span><text:span text:style-name="Основной_20_шрифт_20_абзаца"><text:span text:style-name="T6">алгоритм для </text:span></text:span><text:span text:style-name="Основной_20_шрифт_20_абзаца"><text:span text:style-name="T7">быстрого поиска маршрутов</text:span></text:span><text:span text:style-name="Основной_20_шрифт_20_абзаца"><text:span text:style-name="T6"> в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9"><text:span text:style-name="Основной_20_шрифт_20_абзаца"><text:span text:style-name="T31">транспортном графе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6">2. Обзорная часть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46">Число использованных литературных источников <text:span text:style-name="T27"><text:tab/></text:span><text:span text:style-name="T29">5<text:tab/><text:tab/><text:tab/><text:tab/><text:tab/> <text:s text:c="10"/></text:span>, 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9" office:value-type="string">
            <text:p text:style-name="P28"><text:s/></text:p>
          </table:table-cell>
          <table:table-cell table:style-name="Таблица2.B9" table:number-columns-spanned="3" office:value-type="string">
            <text:p text:style-name="P31">Последние 5 лет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31">От 5 до 10 лет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31">Более 10 лет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8">Отечественных</text:p>
          </table:table-cell>
          <table:table-cell table:style-name="Таблица2.B9" table:number-columns-spanned="3" office:value-type="string">
            <text:p text:style-name="P5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5">0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5">0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8">Зарубежных</text:p>
          </table:table-cell>
          <table:table-cell table:style-name="Таблица2.B9" table:number-columns-spanned="3" office:value-type="string">
            <text:p text:style-name="P7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48">3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48">2</text:p>
          </table:table-cell>
          <table:covered-table-cell/>
          <table:covered-table-cell/>
        </table:table-row>
        <table:table-row>
          <table:table-cell table:style-name="Таблица2.A7" table:number-columns-spanned="3" office:value-type="string">
            <text:p text:style-name="P28">Использованные электронные научные баз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8"><text:span text:style-name="T32">П</text:span>убликации на портале http://elibrary.r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3" office:value-type="string">
            <text:p text:style-name="P28">Другие использованные Интернет-ресурс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6">3. Содержа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8">3.1. Теоретическ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8">3.1.1. Теоретическое исследование</text:p>
          </table:table-cell>
          <table:covered-table-cell/>
          <table:table-cell table:style-name="Таблица2.A1" table:number-columns-spanned="4" office:value-type="string">
            <text:p text:style-name="P9"><text:span text:style-name="Основной_20_шрифт_20_абзаца"><text:span text:style-name="T18">☐</text:span></text:span><text:span text:style-name="T30"> </text:span><text:span text:style-name="Основной_20_шрифт_20_абзаца"><text:span text:style-name="T26">Не предусмотрено</text:span></text:span></text:p>
            <text:p text:style-name="Обычный"><text:span text:style-name="Основной_20_шрифт_20_абзаца"><text:span text:style-name="T18">☐</text:span></text:span><text:span text:style-name="Основной_20_шрифт_20_абзаца"><text:span text:style-name="T26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9"><text:span text:style-name="Основной_20_шрифт_20_абзаца"><text:span text:style-name="T18">☑</text:span></text:span><text:span text:style-name="Основной_20_шрифт_20_абзаца"><text:span text:style-name="T26"> Разработан новый алгоритм или подход</text:span></text:span></text:p>
            <text:p text:style-name="P9"><text:span text:style-name="Основной_20_шрифт_20_абзаца"><text:span text:style-name="T18">☐</text:span></text:span><text:span text:style-name="Основной_20_шрифт_20_абзаца"><text:span text:style-name="T26"> Адаптирован алгоритм или подход</text:span></text:span></text:p>
            <text:p text:style-name="P9"><text:span text:style-name="Основной_20_шрифт_20_абзаца"><text:span text:style-name="T18">☐</text:span></text:span><text:span text:style-name="T30"> </text:span><text:span text:style-name="Основной_20_шрифт_20_абзаца"><text:span text:style-name="T26">Использован алгоритм или подход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6">Был предложен новый <text:span text:style-name="T36">адаптивный </text:span>алгоритм для <text:span text:style-name="T33">быстрого поиска маршрутов</text:span> в транспортном графе с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7">построением <text:span text:style-name="T36">иерархии цепных графов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8">3.1.2. Моделирование</text:p>
          </table:table-cell>
          <table:covered-table-cell/>
          <table:table-cell table:style-name="Таблица2.A1" table:number-columns-spanned="4" office:value-type="string">
            <text:p text:style-name="P9"><text:span text:style-name="Основной_20_шрифт_20_абзаца"><text:span text:style-name="T18">☐</text:span></text:span><text:span text:style-name="T30"> </text:span><text:span text:style-name="Основной_20_шрифт_20_абзаца"><text:span text:style-name="T26">Не предусмотрено</text:span></text:span></text:p>
            <text:p text:style-name="Обычный"><text:span text:style-name="Основной_20_шрифт_20_абзаца"><text:span text:style-name="T18">☐</text:span></text:span><text:span text:style-name="Основной_20_шрифт_20_абзаца"><text:span text:style-name="T26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11"><text:span text:style-name="Основной_20_шрифт_20_абзаца"><text:span text:style-name="T18">☐</text:span></text:span><text:span text:style-name="Основной_20_шрифт_20_абзаца"><text:span text:style-name="T26"> Разработана новая модель</text:span></text:span></text:p>
            <text:p text:style-name="P11"><text:span text:style-name="Основной_20_шрифт_20_абзаца"><text:span text:style-name="T18">☑</text:span></text:span><text:span text:style-name="Основной_20_шрифт_20_абзаца"><text:span text:style-name="T26"> Адаптирована существующая модель</text:span></text:span></text:p>
            <text:p text:style-name="P9"><text:span text:style-name="Основной_20_шрифт_20_абзаца"><text:span text:style-name="T18">☐</text:span></text:span><text:span text:style-name="T30"> </text:span><text:span text:style-name="Основной_20_шрифт_20_абзаца"><text:span text:style-name="T26">Использована существующая модель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5">Была <text:span text:style-name="T33">улучшена </text:span>базовая модель для хранения данных о транспортных рейсах. <text:span text:style-name="T34">Разработан новый алгоритм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5">для <text:span text:style-name="T34">построения иерархии цепных графо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8">3.1.3. Проектирование архитектуры</text:p>
          </table:table-cell>
          <table:covered-table-cell/>
          <table:table-cell table:style-name="Таблица2.A7" table:number-columns-spanned="4" office:value-type="string">
            <text:p text:style-name="P9"><text:span text:style-name="Основной_20_шрифт_20_абзаца"><text:span text:style-name="T18">☐</text:span></text:span><text:span text:style-name="Основной_20_шрифт_20_абзаца"><text:span text:style-name="T26"> Не предусмотрено</text:span></text:span></text:p>
            <text:p text:style-name="P9"><text:span text:style-name="Основной_20_шрифт_20_абзаца"><text:span text:style-name="T18">☐</text:span></text:span><text:span text:style-name="Основной_20_шрифт_20_абзаца"><text:span text:style-name="T26"> Другое</text:span></text:span></text:p>
          </table:table-cell>
          <table:covered-table-cell/>
          <table:covered-table-cell/>
          <table:covered-table-cell/>
          <table:table-cell table:style-name="Таблица2.A7" table:number-columns-spanned="5" office:value-type="string">
            <text:p text:style-name="P12"><text:span text:style-name="Основной_20_шрифт_20_абзаца"><text:span text:style-name="T18">☐</text:span></text:span><text:span text:style-name="Основной_20_шрифт_20_абзаца"><text:span text:style-name="T26"> Спроектирована новая архитектура </text:span></text:span></text:p>
            <text:p text:style-name="P12"><text:span text:style-name="Основной_20_шрифт_20_абзаца"><text:span text:style-name="T18">☑</text:span></text:span><text:span text:style-name="Основной_20_шрифт_20_абзаца"><text:span text:style-name="T26"> Модифицирована существующая архитектура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8">При реализации использовалась база данных VoltDB для хранения данных о транспортных рейсах. Был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8"><text:span text:style-name="T33">улучшен</text:span> генератор синтетических транспортных систем для нагрузочного тестирования производительност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8">алгоритм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2.A1" table:number-columns-spanned="11" office:value-type="string">
            <text:p text:style-name="P33">3.2. Экспериментальн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5">
          <table:table-cell table:style-name="Таблица2.A1" table:number-columns-spanned="2" office:value-type="string">
            <text:p text:style-name="P43">3.2.1. Программа экспериментального исследования</text:p>
          </table:table-cell>
          <table:covered-table-cell/>
          <table:table-cell table:style-name="Таблица2.A1" table:number-columns-spanned="4" office:value-type="string">
            <text:p text:style-name="P15"><text:span text:style-name="Основной_20_шрифт_20_абзаца"><text:span text:style-name="T18">☐</text:span></text:span><text:span text:style-name="Основной_20_шрифт_20_абзаца"><text:span text:style-name="T26"> Не предусмотрена</text:span></text:span></text:p>
            <text:p text:style-name="P9"><text:span text:style-name="Основной_20_шрифт_20_абзаца"><text:span text:style-name="T18">☐</text:span></text:span><text:span text:style-name="Основной_20_шрифт_20_абзаца"><text:span text:style-name="T26">Участие в исследовании, проводимом научной группой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15"><text:span text:style-name="Основной_20_шрифт_20_абзаца"><text:span text:style-name="T18">☑</text:span></text:span><text:span text:style-name="Основной_20_шрифт_20_абзаца"><text:span text:style-name="T26"> Предложена студентом</text:span></text:span></text:p>
            <text:p text:style-name="P9"><text:span text:style-name="Основной_20_шрифт_20_абзаца"><text:span text:style-name="T18">☐</text:span></text:span><text:span text:style-name="Основной_20_шрифт_20_абзаца"><text:span text:style-name="T26"> Разработана при участии студента</text:span></text:span></text:p>
            <text:p text:style-name="P9"><text:span text:style-name="Основной_20_шрифт_20_абзаца"><text:span text:style-name="T18">☐</text:span></text:span><text:span text:style-name="Основной_20_шрифт_20_абзаца"><text:span text:style-name="T26"> Определена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5">Было проведено тестирование корректности алгоритма и сравнение с другими подходами и эвристиками дл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5"><text:span text:style-name="T33">быстрого адаптивного поиска маршрутов </text:span>в транспортных сетя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9">
          <table:table-cell table:style-name="Таблица2.A1" table:number-rows-spanned="2" table:number-columns-spanned="2" office:value-type="string">
            <text:p text:style-name="P22"><text:span text:style-name="Основной_20_шрифт_20_абзаца"><text:span text:style-name="T19">3.2.2. Экспериментальная установка</text:span></text:span><text:span text:style-name="Основной_20_шрифт_20_абзаца"><text:span text:style-name="T22">/</text:span></text:span><text:span text:style-name="Основной_20_шрифт_20_абзаца"><text:span text:style-name="T19">программное обеспечение</text:span></text:span></text:p>
          </table:table-cell>
          <table:covered-table-cell/>
          <table:table-cell table:style-name="Таблица2.A1" table:number-columns-spanned="9" office:value-type="string">
            <text:p text:style-name="P13"><text:span text:style-name="Основной_20_шрифт_20_абзаца"><text:span text:style-name="T18">☐</text:span></text:span><text:span text:style-name="Основной_20_шрифт_20_абзаца"><text:span text:style-name="T26"> Разработана и собрана/внесены существенные изменения в существующую установку/программное обеспечение</text:span></text:span></text:p>
            <text:p text:style-name="P13"><text:span text:style-name="Основной_20_шрифт_20_абзаца"><text:span text:style-name="T18">☑</text:span></text:span><text:span text:style-name="Основной_20_шрифт_20_абзаца"><text:span text:style-name="T26"> Внесены отдельные изменения в существующую установку/П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A1" table:number-columns-spanned="4" office:value-type="string">
            <text:p text:style-name="P10"><text:span text:style-name="Основной_20_шрифт_20_абзаца"><text:span text:style-name="T18">☐</text:span></text:span><text:span text:style-name="Основной_20_шрифт_20_абзаца"><text:span text:style-name="T26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9"><text:span text:style-name="Основной_20_шрифт_20_абзаца"><text:span text:style-name="T17">☐</text:span></text:span><text:span text:style-name="Основной_20_шрифт_20_абзаца"><text:span text:style-name="T23"> Использована существующая установка/П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40">Была <text:span text:style-name="T33">улучшена</text:span> система для нагрузочных изменений и замера времени работы алгоритмов для построени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40"><text:span text:style-name="T37">любых маршрутов </text:span>в транспортной сети, позволяющая производить измерения на синтетических данны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7">4. Полученные результаты</text:p>
          </table:table-cell>
          <table:covered-table-cell/>
          <table:table-cell table:style-name="Таблица2.A7" table:number-columns-spanned="8" office:value-type="string">
            <text:p text:style-name="P9"><text:span text:style-name="Основной_20_шрифт_20_абзаца"><text:span text:style-name="T18">☑</text:span></text:span><text:span text:style-name="Основной_20_шрифт_20_абзаца"><text:span text:style-name="T24"> </text:span></text:span><text:span text:style-name="Основной_20_шрифт_20_абзаца"><text:span text:style-name="T26">Обнаружены новые закономерности/разработаны новые алгоритмы, методы, подходы, модели</text:span></text:span></text:p>
            <text:p text:style-name="P9"><text:span text:style-name="Основной_20_шрифт_20_абзаца"><text:span text:style-name="T18">☑</text:span></text:span><text:span text:style-name="Основной_20_шрифт_20_абзаца"><text:span text:style-name="T26"> Усовершенствована существующая архитектура</text:span></text:span></text:p>
            <text:p text:style-name="P14"><text:span text:style-name="Основной_20_шрифт_20_абзаца"><text:span text:style-name="T18">☐</text:span></text:span><text:span text:style-name="Основной_20_шрифт_20_абзаца"><text:span text:style-name="T26"> Подготовлена база для дальнейших исследований/разработок</text:span></text:span></text:p>
            <text:p text:style-name="P9"><text:span text:style-name="Основной_20_шрифт_20_абзаца"><text:span text:style-name="T18">☐</text:span></text:span><text:span text:style-name="Основной_20_шрифт_20_абзаца"><text:span text:style-name="T26"> Друго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5" office:value-type="string">
            <text:p text:style-name="P19"/>
          </table:table-cell>
        </table:table-row>
        <table:table-row>
          <table:table-cell table:style-name="Таблица2.A3" table:number-columns-spanned="11" office:value-type="string">
            <text:p text:style-name="P39">В результате был разработан <text:span text:style-name="T38">адаптивный </text:span>алгоритм для <text:span text:style-name="T33">быстрого поиска и построения любых маршрутов</text:span> в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9">транспортно<text:span text:style-name="T33">й сет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5" office:value-type="string">
            <text:p text:style-name="P26">5. Работа выполнена в рамках действующей НИР?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20"><text:span text:style-name="Основной_20_шрифт_20_абзаца"><text:span text:style-name="T18">☐</text:span></text:span><text:span text:style-name="Основной_20_шрифт_20_абзаца"><text:span text:style-name="T26"> Да</text:span></text:span>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P20"><text:span text:style-name="Основной_20_шрифт_20_абзаца"><text:span text:style-name="T18">☑</text:span></text:span><text:span text:style-name="Основной_20_шрифт_20_абзаца"><text:span text:style-name="T26">Нет</text:span></text:span></text:p>
          </table:table-cell>
          <table:covered-table-cell/>
        </table:table-row>
        <table:table-row>
          <table:table-cell table:style-name="Таблица2.A3" table:number-columns-spanned="11" office:value-type="string">
            <text:p text:style-name="P23"><text:span text:style-name="Основной_20_шрифт_20_абзаца"><text:span text:style-name="T2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7" office:value-type="string">
            <text:p text:style-name="P26">6. Публикации и выступления на конференциях по теме НИ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><text:span text:style-name="Основной_20_шрифт_20_абзаца"><text:span text:style-name="T20">Доклад</text:span></text:span><text:span text:style-name="Основной_20_шрифт_20_абзаца"><text:span text:style-name="T21">:</text:span></text:span><text:span text:style-name="Основной_20_шрифт_20_абзаца"><text:span text:style-name="T20"> «Быстрый адаптивный алгоритм поиска маршрутов в транспортной сети» на конференции «VII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0"><text:span text:style-name="Основной_20_шрифт_20_абзаца"><text:span text:style-name="T35">Конгресс молодых ученых»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>Публикация: Хованский В.С., Корнеев Г.А. Быстрый адаптивный алгоритм поиска маршрутов в транспортно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>сети // Сборник тезисов докладов конгресса молодых ученых. Электронное издание [Электронный ресурс]. -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32">Режим доступа: ссылка на страницу с тезисом, сво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ext:p text:style-name="P16"/>
      <text:p text:style-name="P44">Студент<text:tab/><text:span text:style-name="Основной_20_шрифт_20_абзаца"><text:span text:style-name="T28"><text:tab/></text:span></text:span></text:p>
      <text:p text:style-name="P45">Руководитель<text:tab/><text:span text:style-name="Основной_20_шрифт_20_абзаца"><text:span text:style-name="T28"><text:tab/></text:span></text:span> </text:p>
      <text:p text:style-name="P45">«______» ________________2<text:span text:style-name="T30">01</text:span><text:span text:style-name="Основной_20_шрифт_20_абзаца"><text:span text:style-name="T15">8</text:span></text:span><text:span text:style-name="Основной_20_шрифт_20_абзаца"><text:span text:style-name="T14"> </text:span></text:span><text:span text:style-name="T30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 style:parent-style-name="Основной_20_шрифт_20_абзаца">
      <style:text-properties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detail_5f_character_5f_unicode" style:display-name="detail_character_unicod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7</dc:title>
    <dc:description/>
    <dc:subject/>
    <meta:initial-creator>Пользователь</meta:initial-creator>
    <meta:creation-date>2018-05-24T18:07:00Z</meta:creation-date>
    <dc:date>2018-05-31T04:10:25.983423445</dc:date>
    <meta:editing-cycles>48</meta:editing-cycles>
    <meta:editing-duration>PT3H8M1S</meta:editing-duration>
    <meta:document-statistic meta:table-count="2" meta:image-count="0" meta:object-count="0" meta:page-count="2" meta:paragraph-count="102" meta:word-count="459" meta:character-count="3665" meta:non-whitespace-character-count="3269"/>
    <meta:template xlink:type="simple" xlink:actuate="onRequest" xlink:title="" xlink:href="Normal.dotm"/>
  </office:meta>
</office:document-meta>
</file>